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5F00000025957ED0AE7B282F84.gif" manifest:media-type="image/gif"/>
  <manifest:file-entry manifest:full-path="Pictures/100000000000005700000025F54A8E5ABE5E5BE8.gif" manifest:media-type="image/gif"/>
  <manifest:file-entry manifest:full-path="Pictures/100000000000004F00000025698D966ADBDA192C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lim" svg:font-family="Gulim"/>
    <style:font-face style:name="Linux Libertine" svg:font-family="'Linux Libertine', Georgia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c7b09" officeooo:paragraph-rsid="001c7b09"/>
    </style:style>
    <style:style style:name="P2" style:family="paragraph" style:parent-style-name="Standard">
      <style:text-properties officeooo:rsid="001c7b09" officeooo:paragraph-rsid="001d47fc"/>
    </style:style>
    <style:style style:name="P3" style:family="paragraph" style:parent-style-name="Standard">
      <style:text-properties officeooo:rsid="001c7b09" officeooo:paragraph-rsid="001d48a6"/>
    </style:style>
    <style:style style:name="P4" style:family="paragraph" style:parent-style-name="Standard">
      <style:text-properties officeooo:rsid="001c7b09" officeooo:paragraph-rsid="001f4234"/>
    </style:style>
    <style:style style:name="P5" style:family="paragraph" style:parent-style-name="Standard">
      <style:text-properties officeooo:rsid="001c7b09" officeooo:paragraph-rsid="0020a935"/>
    </style:style>
    <style:style style:name="P6" style:family="paragraph" style:parent-style-name="Standard">
      <style:text-properties officeooo:paragraph-rsid="001c7b09"/>
    </style:style>
    <style:style style:name="P7" style:family="paragraph" style:parent-style-name="Standard">
      <style:text-properties officeooo:paragraph-rsid="001f4234"/>
    </style:style>
    <style:style style:name="P8" style:family="paragraph" style:parent-style-name="Standard">
      <style:paragraph-properties fo:break-before="page"/>
      <style:text-properties officeooo:rsid="001c7b09" officeooo:paragraph-rsid="001c7b09"/>
    </style:style>
    <style:style style:name="T1" style:family="text">
      <style:text-properties officeooo:rsid="001c7b09"/>
    </style:style>
    <style:style style:name="T2" style:family="text">
      <style:text-properties officeooo:rsid="001d47fc"/>
    </style:style>
    <style:style style:name="T3" style:family="text">
      <style:text-properties officeooo:rsid="001d48a6"/>
    </style:style>
    <style:style style:name="T4" style:family="text">
      <style:text-properties officeooo:rsid="001f4234"/>
    </style:style>
    <style:style style:name="T5" style:family="text">
      <style:text-properties officeooo:rsid="0020a935"/>
    </style:style>
    <style:style style:name="T6" style:family="text">
      <style:text-properties officeooo:rsid="0022880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M hw3</text:p>
      <text:p text:style-name="P1">2012-11262</text:p>
      <text:p text:style-name="P1">이승준</text:p>
      <text:p text:style-name="P1"/>
      <text:p text:style-name="P1"/>
      <text:p text:style-name="P1"/>
      <text:p text:style-name="P1">Q1.</text:p>
      <text:p text:style-name="P1">1)</text:p>
      <text:p text:style-name="P1"><text:tab/>there are 2 ‘5’ on stream and length of stream is 10.</text:p>
      <text:p text:style-name="P1"><text:tab/>2/10 = 1/5</text:p>
      <text:p text:style-name="P1">2)</text:p>
      <text:p text:style-name="P1"><text:tab/><text:span text:style-name="T2">sigma ( 1/i ) where <text:s/>I in [2,24]</text:span></text:p>
      <text:p text:style-name="P2"><text:tab/><text:span text:style-name="T2">= 2.7759… </text:span></text:p>
      <text:p text:style-name="P2"><text:span text:style-name="T2"><text:tab/>~ 3</text:span></text:p>
      <text:p text:style-name="P1"><text:s/></text:p>
      <text:p text:style-name="P1"/>
      <text:p text:style-name="P8">Q2.</text:p>
      <text:p text:style-name="P2">1)</text:p>
      <text:p text:style-name="P2"><text:tab/>1 * 2 + 2*2 + 4/<text:span text:style-name="T3">2</text:span></text:p>
      <text:p text:style-name="P2"><text:tab/><text:span text:style-name="T2">= 8</text:span></text:p>
      <text:p text:style-name="P1">2)</text:p>
      <text:p text:style-name="P1"><text:tab/><text:span text:style-name="T3">15 – 1)</text:span></text:p>
      <text:p text:style-name="P1"><text:tab/><text:span text:style-name="T3">= 7</text:span></text:p>
      <text:p text:style-name="P1">3)</text:p>
      <text:p text:style-name="P1"><text:tab/><text:span text:style-name="T3">same to 1)</text:span></text:p>
      <text:p text:style-name="P1"><text:tab/><text:span text:style-name="T3">8</text:span></text:p>
      <text:p text:style-name="P1">4)</text:p>
      <text:p text:style-name="P1"><text:tab/><text:span text:style-name="T3">[100100101] [11100001] 0 [101] [1]</text:span></text:p>
      <text:p text:style-name="P1"><text:tab/><text:span text:style-name="T3">1 + 2 + 4 + 4 /2</text:span></text:p>
      <text:p text:style-name="P1"><text:tab/><text:span text:style-name="T3">= 9</text:span></text:p>
      <text:p text:style-name="P1"/>
      <text:p text:style-name="P8"/>
      <text:p text:style-name="P1">Q3.</text:p>
      <text:p text:style-name="P3">1)</text:p>
      <text:p text:style-name="P3"><text:tab/>O(k<text:span text:style-name="T6">n</text:span>)</text:p>
      <text:p text:style-name="P3">2)</text:p>
      <text:p text:style-name="P3"><text:tab/>(1 – ( 1 – 1/n)^km)^k</text:p>
      <text:p text:style-name="P1"><text:tab/>m = # of spam site, 5 G</text:p>
      <text:p text:style-name="P1"><text:tab/>n = # of bits, 8G</text:p>
      <text:p text:style-name="P3"><text:tab/><text:span text:style-name="T3">false positive <text:s/>= </text:span>(1 – e^(-5/8k))^k </text:p>
      <text:p text:style-name="P3"><text:tab/></text:p>
      <text:p text:style-name="P3"><text:span text:style-name="T3"><text:tab/>k = </text:span>n/m ln2 = 8/5 ln2 = 1.1 </text:p>
      <text:p text:style-name="P3"><text:tab/>~ 1</text:p>
      <text:p text:style-name="P3">3)</text:p>
      <text:p text:style-name="P3"><text:tab/>(1 – e^(-1/8k))^k = 1/20</text:p>
      <text:p text:style-name="P3"><text:tab/>k = 1.965.. </text:p>
      <text:p text:style-name="P3"/>
      <text:p text:style-name="P3"><text:tab/><text:span text:style-name="T3">k &gt;= 2</text:span></text:p>
      <text:p text:style-name="P3"><text:tab/></text:p>
      <text:p text:style-name="P3">4)</text:p>
      <text:p text:style-name="P3"><text:tab/><text:span text:style-name="T4">let assume that we use</text:span></text:p>
      <text:p text:style-name="P3"><text:tab/><text:tab/><text:span text:style-name="T4">same # of hash functions,</text:span></text:p>
      <text:p text:style-name="P3"><text:tab/><text:tab/><text:span text:style-name="T4">same # of m</text:span></text:p>
      <text:p text:style-name="P3"/>
      <text:p text:style-name="P4"><text:tab/><text:span text:style-name="T4">false positive of the original filter</text:span></text:p>
      <text:p text:style-name="P4"><text:tab/><text:tab/><text:span text:style-name="T4"> = </text:span>(1 – e^(-km/n))^(k)</text:p>
      <text:p text:style-name="P4"><text:tab/><text:tab/> <text:span text:style-name="T4">= </text:span><text:s/><text:span text:style-name="T4"><draw:frame draw:style-name="fr1" draw:name="이미지1" text:anchor-type="as-char" svg:width="2.09cm" svg:height="0.979cm" draw:z-index="1"><draw:image xlink:href="Pictures/100000000000004F00000025698D966ADBDA192C.gif" xlink:type="simple" xlink:show="embed" xlink:actuate="onLoad"/><svg:title>(1 - e^(-(k m)/n))^k</svg:title></draw:frame></text:span></text:p>
      <text:p text:style-name="P4"/>
      <text:p text:style-name="P4"><text:tab/><text:span text:style-name="T4">false positive of filter which has half hash function.</text:span></text:p>
      <text:p text:style-name="P4"><text:tab/><text:tab/><text:span text:style-name="T4"> <text:s/></text:span>(1 – e^(-km/<text:span text:style-name="T4">(</text:span>n/<text:span text:style-name="T4">2)</text:span>))^(k)</text:p>
      <text:p text:style-name="P7"><text:span text:style-name="T1"><text:tab/><text:tab/>= </text:span><draw:frame draw:style-name="fr1" draw:name="이미지2" text:anchor-type="as-char" svg:width="2.302cm" svg:height="0.979cm" draw:z-index="2"><draw:image xlink:href="Pictures/100000000000005700000025F54A8E5ABE5E5BE8.gif" xlink:type="simple" xlink:show="embed" xlink:actuate="onLoad"/><svg:title>(1 - e^(-(2 k m)/n))^k</svg:title></draw:frame></text:p>
      <text:p text:style-name="P7"/>
      <text:p text:style-name="P1"><text:tab/>And two filter</text:p>
      <text:p text:style-name="P4"><text:tab/><text:tab/><text:span text:style-name="T4">(</text:span>(1 – e^(-km/<text:span text:style-name="T4">(</text:span>n/<text:span text:style-name="T4">2)</text:span>))^(k)<text:span text:style-name="T4">)^2</text:span></text:p>
      <text:p text:style-name="P7"><text:span text:style-name="T1"><text:tab/><text:tab/>= </text:span><draw:frame draw:style-name="fr1" draw:name="이미지3" text:anchor-type="as-char" svg:width="2.514cm" svg:height="0.979cm" draw:z-index="3"><draw:image xlink:href="Pictures/100000000000005F00000025957ED0AE7B282F84.gif" xlink:type="simple" xlink:show="embed" xlink:actuate="onLoad"/><svg:title>(1 - e^(-(2 k m)/n))^(2 k)</svg:title></draw:frame></text:p>
      <text:p text:style-name="P1"/>
      <text:p text:style-name="P5"><text:tab/><text:span text:style-name="T5">is </text:span><text:s/><text:span text:style-name="T4"><draw:frame draw:style-name="fr1" draw:name="이미지4" text:anchor-type="as-char" svg:width="2.09cm" svg:height="0.979cm" draw:z-index="4"><draw:image xlink:href="Pictures/100000000000004F00000025698D966ADBDA192C.gif" xlink:type="simple" xlink:show="embed" xlink:actuate="onLoad"/><svg:title>(1 - e^(-(k m)/n))^k</svg:title></draw:frame></text:span><text:span text:style-name="T4"> - </text:span><text:s/><text:span text:style-name="T4"><draw:frame draw:style-name="fr1" draw:name="이미지5" text:anchor-type="as-char" svg:width="2.514cm" svg:height="0.979cm" draw:z-index="5"><draw:image xlink:href="Pictures/100000000000005F00000025957ED0AE7B282F84.gif" xlink:type="simple" xlink:show="embed" xlink:actuate="onLoad"/><svg:title>(1 - e^(-(2 k m)/n))^(2 k)</svg:title></draw:frame></text:span><text:span text:style-name="T4"> &gt; 0?</text:span></text:p>
      <text:p text:style-name="P5"><text:tab/></text:p>
      <text:p text:style-name="P5"><text:tab/><text:span text:style-name="T5">it becomes <text:s/>a same Inequation question with having twice hash functions guarantees better accuracy.</text:span></text:p>
      <text:p text:style-name="P5"><text:tab/><text:span text:style-name="T5">And answer is not always. It depends on m, n. </text:span></text:p>
      <text:p text:style-name="P1"><text:tab/></text:p>
      <text:p text:style-name="P1"/>
      <text:p text:style-name="P6"/>
      <text:p text:style-name="P8">Q4.</text:p>
      <text:p text:style-name="P1"><text:tab/><text:span text:style-name="T5">let split h to</text:span></text:p>
      <text:p text:style-name="P1"><text:tab/><text:tab/><text:span text:style-name="T6">permutation </text:span></text:p>
      <text:p text:style-name="P1"><text:tab/><text:tab/><text:span text:style-name="T6">mark : mapping [0,31] to [0,5]</text:span></text:p>
      <text:p text:style-name="P1"><text:tab/><text:tab/><text:span text:style-name="T6">least 0 bit</text:span></text:p>
      <text:p text:style-name="P1"/>
      <text:p text:style-name="P1"><text:tab/></text:p>
      <text:p text:style-name="P1"><draw:frame draw:style-name="fr2" draw:name="개체1" text:anchor-type="paragraph" svg:width="9.033cm" svg:height="11.74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<text:span text:style-name="T6">here</text:span></text:p>
      <text:p text:style-name="P1"><text:tab/></text:p>
      <text:p text:style-name="P1"><draw:frame draw:style-name="fr2" draw:name="개체2" text:anchor-type="paragraph" svg:width="13.548cm" svg:height="3.163cm" draw:z-index="0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lim" svg:font-family="Gulim"/>
    <style:font-face style:name="Linux Libertine" svg:font-family="'Linux Libertine', Georgia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JP Regular" style:font-family-asian="'Noto Sans CJK JP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1:31:42.468469884</meta:creation-date>
    <dc:date>2017-04-19T12:27:45.533468943</dc:date>
    <meta:editing-duration>PT3M40S</meta:editing-duration>
    <meta:editing-cycles>1</meta:editing-cycles>
    <meta:document-statistic meta:table-count="0" meta:image-count="5" meta:object-count="2" meta:page-count="4" meta:paragraph-count="68" meta:word-count="209" meta:character-count="965" meta:non-whitespace-character-count="729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Noto Sans CJK JP Regular" style:font-name-asian="Noto Sans CJK JP Regular1" style:font-name-complex="FreeSans"/>
    </style:style>
    <style:style style:name="ce2" style:family="table-cell" style:parent-style-name="Default">
      <style:text-properties style:font-name="Noto Sans CJK JP Regular" style:font-name-asian="Noto Sans CJK JP Regular1" style:font-name-complex="FreeSans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OD(((9*[.B2])+7);32)" office:value-type="float" office:value="16" calcext:value-type="float">
            <text:p>16</text:p>
          </table:table-cell>
          <table:table-cell table:style-name="ce2" table:formula="of:=MOD(((5*[.B2])+11);32)" office:value-type="float" office:value="16" calcext:value-type="float">
            <text:p>16</text:p>
          </table:table-cell>
          <table:table-cell table:style-name="ce2" table:formula="of:=MOD(((3*[.B2])+13);32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MOD(((9*[.B3])+7);32)" office:value-type="float" office:value="6" calcext:value-type="float">
            <text:p>6</text:p>
          </table:table-cell>
          <table:table-cell table:style-name="ce2" table:formula="of:=MOD(((5*[.B3])+11);32)" office:value-type="float" office:value="14" calcext:value-type="float">
            <text:p>14</text:p>
          </table:table-cell>
          <table:table-cell table:style-name="ce2" table:formula="of:=MOD(((3*[.B3])+13);32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MOD(((9*[.B4])+7);32)" office:value-type="float" office:value="24" calcext:value-type="float">
            <text:p>24</text:p>
          </table:table-cell>
          <table:table-cell table:style-name="ce2" table:formula="of:=MOD(((5*[.B4])+11);32)" office:value-type="float" office:value="24" calcext:value-type="float">
            <text:p>24</text:p>
          </table:table-cell>
          <table:table-cell table:style-name="ce2" table:formula="of:=MOD(((3*[.B4])+13);32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MOD(((9*[.B5])+7);32)" office:value-type="float" office:value="20" calcext:value-type="float">
            <text:p>20</text:p>
          </table:table-cell>
          <table:table-cell table:style-name="ce2" table:formula="of:=MOD(((5*[.B5])+11);32)" office:value-type="float" office:value="4" calcext:value-type="float">
            <text:p>4</text:p>
          </table:table-cell>
          <table:table-cell table:style-name="ce2" table:formula="of:=MOD(((3*[.B5])+13);32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MOD(((9*[.B6])+7);32)" office:value-type="float" office:value="1" calcext:value-type="float">
            <text:p>1</text:p>
          </table:table-cell>
          <table:table-cell table:style-name="ce2" table:formula="of:=MOD(((5*[.B6])+11);32)" office:value-type="float" office:value="29" calcext:value-type="float">
            <text:p>29</text:p>
          </table:table-cell>
          <table:table-cell table:style-name="ce2" table:formula="of:=MOD(((3*[.B6])+13);32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MOD(((9*[.B7])+7);32)" office:value-type="float" office:value="24" calcext:value-type="float">
            <text:p>24</text:p>
          </table:table-cell>
          <table:table-cell table:style-name="ce2" table:formula="of:=MOD(((5*[.B7])+11);32)" office:value-type="float" office:value="24" calcext:value-type="float">
            <text:p>24</text:p>
          </table:table-cell>
          <table:table-cell table:style-name="ce2" table:formula="of:=MOD(((3*[.B7])+13);32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MOD(((9*[.B8])+7);32)" office:value-type="float" office:value="13" calcext:value-type="float">
            <text:p>13</text:p>
          </table:table-cell>
          <table:table-cell table:style-name="ce2" table:formula="of:=MOD(((5*[.B8])+11);32)" office:value-type="float" office:value="25" calcext:value-type="float">
            <text:p>25</text:p>
          </table:table-cell>
          <table:table-cell table:style-name="ce2" table:formula="of:=MOD(((3*[.B8])+13);32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MOD(((9*[.B9])+7);32)" office:value-type="float" office:value="12" calcext:value-type="float">
            <text:p>12</text:p>
          </table:table-cell>
          <table:table-cell table:style-name="ce2" table:formula="of:=MOD(((5*[.B9])+11);32)" office:value-type="float" office:value="28" calcext:value-type="float">
            <text:p>28</text:p>
          </table:table-cell>
          <table:table-cell table:style-name="ce2" table:formula="of:=MOD(((3*[.B9])+13);32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MOD(((9*[.B10])+7);32)" office:value-type="float" office:value="19" calcext:value-type="float">
            <text:p>19</text:p>
          </table:table-cell>
          <table:table-cell table:style-name="ce2" table:formula="of:=MOD(((5*[.B10])+11);32)" office:value-type="float" office:value="7" calcext:value-type="float">
            <text:p>7</text:p>
          </table:table-cell>
          <table:table-cell table:style-name="ce2" table:formula="of:=MOD(((3*[.B10])+13);32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MOD(((9*[.B11])+7);32)" office:value-type="float" office:value="0" calcext:value-type="float">
            <text:p>0</text:p>
          </table:table-cell>
          <table:table-cell table:style-name="ce2" table:formula="of:=MOD(((5*[.B11])+11);32)" office:value-type="float" office:value="0" calcext:value-type="float">
            <text:p>0</text:p>
          </table:table-cell>
          <table:table-cell table:style-name="ce2" table:formula="of:=MOD(((3*[.B11])+13);32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k1</text:p>
          </table:table-cell>
          <table:table-cell office:value-type="string" calcext:value-type="string">
            <text:p>mark2</text:p>
          </table:table-cell>
          <table:table-cell office:value-type="string" calcext:value-type="string">
            <text:p>mark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AVERAGE([.C24:.E24])" office:value-type="float" office:value="2.66666666666667" calcext:value-type="float">
            <text:p>2.66666666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timation</text:p>
          </table:table-cell>
          <table:table-cell table:formula="of:=POWER(2;[.C25]) / 0.77351" office:value-type="float" office:value="8.20881980565577" calcext:value-type="float">
            <text:p>8.2088198057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00/00/00</text:date>, <text:time style:data-style-name="N2" text:time-value="12:24:10.18919755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11" table:default-cell-style-name="Default"/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mark</text:p>
          </table:table-cell>
          <table:table-cell table:number-columns-repeated="5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00/00/00</text:date>, <text:time style:data-style-name="N2" text:time-value="11:35:04.696748751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